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2C000000960D7ED42A1A41F516C.png" manifest:media-type="image/png"/>
  <manifest:file-entry manifest:full-path="Pictures/10000001000008F5000008F7C3561BB30482FD5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95cm" svg:height="7.957cm" svg:x="16cm" svg:y="-0.008cm">
          <draw:image xlink:href="Pictures/10000001000008F5000008F7C3561BB30482FD5C.png" xlink:type="simple" xlink:show="embed" xlink:actuate="onLoad" draw:mime-type="image/png">
            <text:p/>
          </draw:image>
        </draw:frame>
        <draw:frame draw:style-name="gr1" draw:text-style-name="P1" draw:layer="layout" svg:width="15.999cm" svg:height="7.999cm" svg:x="0.051cm" svg:y="0.001cm">
          <draw:image xlink:href="Pictures/10000000000012C000000960D7ED42A1A41F516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4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0T13:27:45.688855228</meta:creation-date>
    <dc:date>2024-06-20T15:33:35.521514205</dc:date>
    <meta:editing-duration>PT15M17S</meta:editing-duration>
    <meta:editing-cycles>4</meta:editing-cycles>
    <meta:generator>LibreOffice/7.3.7.2$Linux_X86_64 LibreOffice_project/30$Build-2</meta:generator>
    <meta:document-statistic meta:object-count="2"/>
  </office:meta>
</office:document-meta>
</file>